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7"/>
    <style:style style:name="P4" style:family="paragraph" style:parent-style-name="Standard" style:list-style-name="L8"/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 style:list-style-name="L9"/>
    <style:style style:name="T1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uide III: MongoDB Database</text:p>
      <text:p text:style-name="Standard"/>
      <text:p text:style-name="P1">Using the shell:</text:p>
      <text:list xml:id="list1487755329" text:style-name="L1">
        <text:list-item>
          <text:p text:style-name="P2">Create a collection of customers</text:p>
        </text:list-item>
        <text:list-item>
          <text:p text:style-name="P2">Create a collection of products</text:p>
        </text:list-item>
        <text:list-item>
          <text:p text:style-name="P2">Create a receipt collection to store the customers purchases at Apple Store</text:p>
          <text:list>
            <text:list-header>
              <text:p text:style-name="P2">Sample Data:</text:p>
              <text:list>
                <text:list-header>
                  <text:p text:style-name="P2">Customer1 bought an ipod</text:p>
                </text:list-header>
              </text:list>
            </text:list-header>
          </text:list>
        </text:list-item>
      </text:list>
      <text:p text:style-name="Standard"><text:tab/><text:tab/>Customer2 bought and ipod and a Mac book</text:p>
      <text:p text:style-name="Standard"/>
      <text:p text:style-name="Standard">Solve the following questions:</text:p>
      <text:list xml:id="list698724906" text:style-name="L7">
        <text:list-item>
          <text:p text:style-name="P3">What will happened if the customers data fields growth later?</text:p>
        </text:list-item>
        <text:list-item>
          <text:p text:style-name="P3">How did you store the references of the products and customers in the receipt?</text:p>
        </text:list-item>
        <text:list-item>
          <text:p text:style-name="P3">How do you find an specific receipt ? (customer id, receipt id, date?)</text:p>
        </text:list-item>
      </text:list>
      <text:p text:style-name="Standard"/>
      <text:list xml:id="list950644079" text:style-name="L8">
        <text:list-item>
          <text:p text:style-name="P4">Create an index using the customer identification</text:p>
        </text:list-item>
        <text:list-item>
          <text:p text:style-name="P4">get a list of the purchases ordered by customer's last name</text:p>
        </text:list-item>
        <text:list-item>
          <text:p text:style-name="P4">create an index using customer's last name</text:p>
        </text:list-item>
        <text:list-item>
          <text:p text:style-name="P4">drop the index created at 6</text:p>
          <text:p text:style-name="P4"/>
        </text:list-item>
      </text:list>
      <text:p text:style-name="P1">Java sample:</text:p>
      <text:p text:style-name="Standard"><text:span text:style-name="T1">Here you will learn the basics of a java application using mongo.</text:span></text:p>
      <text:p text:style-name="Standard"><text:span text:style-name="T1"/></text:p>
      <text:list xml:id="list1506710460" text:style-name="L9">
        <text:list-item>
          <text:p text:style-name="P6"><text:span text:style-name="T1">Open netbeans and open the project: “/home/user/Desktop/MongoDB for developers/test1”</text:span></text:p>
        </text:list-item>
        <text:list-item>
          <text:p text:style-name="P6"><text:span text:style-name="T1">Start up your mongo server</text:span></text:p>
        </text:list-item>
        <text:list-item>
          <text:p text:style-name="P6"><text:span text:style-name="T1">Execute the web application</text:span></text:p>
        </text:list-item>
        <text:list-item>
          <text:p text:style-name="P6"><text:span text:style-name="T1">Create a new category to store Electronic devices (MP3 Players)</text:span></text:p>
        </text:list-item>
        <text:list-item>
          <text:p text:style-name="P6"><text:span text:style-name="T1">Change the application to show the results based on the category.</text:span></text:p>
        </text:list-item>
      </text:list>
      <text:p text:style-name="Standard"><text:span text:style-name="T1"/></text:p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1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WW-Heading" style:family="paragraph" style:parent-style-name="Standard">
      <style:paragraph-properties fo:margin-top="0.1654in" fo:margin-bottom="0.0827in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Blue_7e_LT_7e_Gliederung_20_1" style:display-name="Blue~LT~Gliederung 1" style:family="paragraph">
      <style:paragraph-properties fo:margin-left="0in" fo:margin-right="0in" fo:margin-top="0in" fo:margin-bottom="0.1965in" fo:text-indent="0in" style:auto-text-indent="false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Blue_7e_LT_7e_Gliederung_20_2" style:display-name="Blue~LT~Gliederung 2" style:family="paragraph" style:parent-style-name="Blue_7e_LT_7e_Gliederung_20_1">
      <style:paragraph-properties fo:margin-top="0in" fo:margin-bottom="0.1575in"/>
      <style:text-properties fo:font-size="28pt" style:font-size-asian="28pt" style:font-size-complex="28pt"/>
    </style:style>
    <style:style style:name="Blue_7e_LT_7e_Gliederung_20_3" style:display-name="Blue~LT~Gliederung 3" style:family="paragraph" style:parent-style-name="Blue_7e_LT_7e_Gliederung_20_2">
      <style:paragraph-properties fo:margin-left="1.4173in" fo:margin-right="0in" fo:margin-top="0in" fo:margin-bottom="0.1181in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Blue_7e_LT_7e_Gliederung_20_4" style:display-name="Blue~LT~Gliederung 4" style:family="paragraph" style:parent-style-name="Blue_7e_LT_7e_Gliederung_20_3">
      <style:paragraph-properties fo:margin-left="1.8898in" fo:margin-right="0in" fo:margin-top="0in" fo:margin-bottom="0.0783in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Blue_7e_LT_7e_Gliederung_20_5" style:display-name="Blue~LT~Gliederung 5" style:family="paragraph" style:parent-style-name="Blue_7e_LT_7e_Gliederung_20_4">
      <style:paragraph-properties fo:margin-left="2.3626in" fo:margin-right="0in" fo:margin-top="0in" fo:margin-bottom="0.0398in" fo:text-indent="-0.2362in" style:auto-text-indent="false">
        <style:tab-stops/>
      </style:paragraph-properties>
    </style:style>
    <style:style style:name="Blue_7e_LT_7e_Gliederung_20_6" style:display-name="Blue~LT~Gliederung 6" style:family="paragraph" style:parent-style-name="Blue_7e_LT_7e_Gliederung_20_5">
      <style:paragraph-properties fo:margin-left="2.8346in" fo:margin-right="0in" fo:text-indent="-0.2362in" style:auto-text-indent="false">
        <style:tab-stops/>
      </style:paragraph-properties>
    </style:style>
    <style:style style:name="Blue_7e_LT_7e_Gliederung_20_7" style:display-name="Blue~LT~Gliederung 7" style:family="paragraph" style:parent-style-name="Blue_7e_LT_7e_Gliederung_20_6">
      <style:paragraph-properties fo:margin-left="3.3071in" fo:margin-right="0in" fo:text-indent="-0.2362in" style:auto-text-indent="false">
        <style:tab-stops/>
      </style:paragraph-properties>
    </style:style>
    <style:style style:name="Blue_7e_LT_7e_Gliederung_20_8" style:display-name="Blue~LT~Gliederung 8" style:family="paragraph" style:parent-style-name="Blue_7e_LT_7e_Gliederung_20_7">
      <style:paragraph-properties fo:margin-left="3.7799in" fo:margin-right="0in" fo:text-indent="-0.2362in" style:auto-text-indent="false">
        <style:tab-stops/>
      </style:paragraph-properties>
    </style:style>
    <style:style style:name="Blue_7e_LT_7e_Gliederung_20_9" style:display-name="Blue~LT~Gliederung 9" style:family="paragraph" style:parent-style-name="Blue_7e_LT_7e_Gliederung_20_8">
      <style:paragraph-properties fo:margin-left="4.252in" fo:margin-right="0in" fo:text-indent="-0.2362in" style:auto-text-indent="false">
        <style:tab-stops/>
      </style:paragraph-properties>
    </style:style>
    <style:style style:name="Blue_7e_LT_7e_Titel" style:display-name="Blue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DejaVu Sans" fo:font-size="44pt" fo:font-style="normal" fo:text-shadow="none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/>
    </style:style>
    <style:style style:name="Blue_7e_LT_7e_Untertitel" style:display-name="Blue~LT~Untertitel" style:family="paragraph">
      <style:paragraph-properties fo:margin-left="0in" fo:margin-right="0in" fo:text-align="center" style:justify-single-word="false" fo:text-indent="-0.2362in" style:auto-text-indent="false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Blue_7e_LT_7e_Notizen" style:display-name="Blue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/>
    </style:style>
    <style:style style:name="Blue_7e_LT_7e_Hintergrundobjekte" style:display-name="Blue~LT~Hintergrundobjekte" style:family="paragraph">
      <style:paragraph-properties style:text-autospace="none"/>
    </style:style>
    <style:style style:name="Blue_7e_LT_7e_Hintergrund" style:display-name="Blue~LT~Hintergrund" style:family="paragraph">
      <style:paragraph-properties style:text-autospace="non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Lohit Hindi" fo:font-size="18pt" style:letter-kerning="true" style:font-name-asian="Lohit Hindi" style:font-size-asian="18pt" style:font-name-complex="Lohit Hindi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ckground_20_objects" style:display-name="Background objects" style:family="paragraph">
      <style:paragraph-properties style:text-autospace="none"/>
      <style:text-properties fo:color="#ffffff"/>
    </style:style>
    <style:style style:name="Background" style:family="paragraph">
      <style:paragraph-properties style:text-autospace="none"/>
    </style:style>
    <style:style style:name="Notes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left="0in" fo:margin-right="0in" fo:margin-top="0in" fo:margin-bottom="0.1965in" fo:text-indent="0in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left="0.9453in" fo:margin-right="0in" fo:margin-top="0in" fo:margin-bottom="0.1575in" fo:text-indent="-0.3154in" style:auto-text-indent="false">
        <style:tab-stops/>
      </style:paragraph-properties>
      <style:text-properties style:use-window-font-color="true" style:font-name="DejaVu Sans" fo:font-size="28pt" style:font-name-asian="DejaVu Sans" style:font-size-asian="28pt" style:font-name-complex="DejaVu Sans" style:font-size-complex="28pt"/>
    </style:style>
    <style:style style:name="Outline_20_3" style:display-name="Outline 3" style:family="paragraph" style:parent-style-name="Outline_20_2">
      <style:paragraph-properties fo:margin-left="1.4173in" fo:margin-right="0in" fo:margin-top="0in" fo:margin-bottom="0.1181in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1.8898in" fo:margin-right="0in" fo:margin-top="0in" fo:margin-bottom="0.0783in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2.3626in" fo:margin-right="0in" fo:margin-top="0in" fo:margin-bottom="0.0398in" fo:text-indent="-0.2362in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-left="2.8346in" fo:margin-right="0in" fo:text-indent="-0.2362in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-left="3.3071in" fo:margin-right="0in" fo:text-indent="-0.2362in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-left="3.7799in" fo:margin-right="0in" fo:text-indent="-0.2362in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-left="4.252in" fo:margin-right="0in" fo:text-indent="-0.2362in" style:auto-text-indent="false">
        <style:tab-stops/>
      </style:paragraph-properties>
    </style:style>
    <style:style style:name="lyt-bluegrey_7e_LT_7e_Gliederung_20_1" style:display-name="lyt-bluegrey~LT~Gliederung 1" style:family="paragraph">
      <style:paragraph-properties fo:margin-left="0in" fo:margin-right="0in" fo:margin-top="0in" fo:margin-bottom="0.1965in" fo:text-indent="0in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Gliederung_20_2" style:display-name="lyt-bluegrey~LT~Gliederung 2" style:family="paragraph" style:parent-style-name="Blue_7e_LT_7e_Gliederung_20_1">
      <style:paragraph-properties fo:margin-left="0.9453in" fo:margin-right="0in" fo:margin-top="0in" fo:margin-bottom="0.1575in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lyt-bluegrey_7e_LT_7e_Gliederung_20_3" style:display-name="lyt-bluegrey~LT~Gliederung 3" style:family="paragraph" style:parent-style-name="Blue_7e_LT_7e_Gliederung_20_2">
      <style:paragraph-properties fo:margin-left="1.4173in" fo:margin-right="0in" fo:margin-top="0in" fo:margin-bottom="0.1181in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lyt-bluegrey_7e_LT_7e_Gliederung_20_4" style:display-name="lyt-bluegrey~LT~Gliederung 4" style:family="paragraph" style:parent-style-name="Blue_7e_LT_7e_Gliederung_20_3">
      <style:paragraph-properties fo:margin-left="1.8898in" fo:margin-right="0in" fo:margin-top="0in" fo:margin-bottom="0.0783in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lyt-bluegrey_7e_LT_7e_Gliederung_20_5" style:display-name="lyt-bluegrey~LT~Gliederung 5" style:family="paragraph" style:parent-style-name="Blue_7e_LT_7e_Gliederung_20_4">
      <style:paragraph-properties fo:margin-left="2.3626in" fo:margin-right="0in" fo:margin-top="0in" fo:margin-bottom="0.0398in" fo:text-indent="-0.2362in" style:auto-text-indent="false">
        <style:tab-stops/>
      </style:paragraph-properties>
    </style:style>
    <style:style style:name="lyt-bluegrey_7e_LT_7e_Gliederung_20_6" style:display-name="lyt-bluegrey~LT~Gliederung 6" style:family="paragraph" style:parent-style-name="Blue_7e_LT_7e_Gliederung_20_5">
      <style:paragraph-properties fo:margin-left="2.8346in" fo:margin-right="0in" fo:text-indent="-0.2362in" style:auto-text-indent="false">
        <style:tab-stops/>
      </style:paragraph-properties>
    </style:style>
    <style:style style:name="lyt-bluegrey_7e_LT_7e_Gliederung_20_7" style:display-name="lyt-bluegrey~LT~Gliederung 7" style:family="paragraph" style:parent-style-name="Blue_7e_LT_7e_Gliederung_20_6">
      <style:paragraph-properties fo:margin-left="3.3071in" fo:margin-right="0in" fo:text-indent="-0.2362in" style:auto-text-indent="false">
        <style:tab-stops/>
      </style:paragraph-properties>
    </style:style>
    <style:style style:name="lyt-bluegrey_7e_LT_7e_Gliederung_20_8" style:display-name="lyt-bluegrey~LT~Gliederung 8" style:family="paragraph" style:parent-style-name="Blue_7e_LT_7e_Gliederung_20_7">
      <style:paragraph-properties fo:margin-left="3.7799in" fo:margin-right="0in" fo:text-indent="-0.2362in" style:auto-text-indent="false">
        <style:tab-stops/>
      </style:paragraph-properties>
    </style:style>
    <style:style style:name="lyt-bluegrey_7e_LT_7e_Gliederung_20_9" style:display-name="lyt-bluegrey~LT~Gliederung 9" style:family="paragraph" style:parent-style-name="Blue_7e_LT_7e_Gliederung_20_8">
      <style:paragraph-properties fo:margin-left="4.252in" fo:margin-right="0in" fo:text-indent="-0.2362in" style:auto-text-indent="false">
        <style:tab-stops/>
      </style:paragraph-properties>
    </style:style>
    <style:style style:name="lyt-bluegrey_7e_LT_7e_Titel" style:display-name="lyt-bluegrey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grey_7e_LT_7e_Untertitel" style:display-name="lyt-bluegrey~LT~Untertitel" style:family="paragraph">
      <style:paragraph-properties fo:margin-left="0in" fo:margin-right="0in" fo:text-align="center" style:justify-single-word="false" fo:text-indent="-0.2362in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Notizen" style:display-name="lyt-bluegrey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grey_7e_LT_7e_Hintergrundobjekte" style:display-name="lyt-bluegrey~LT~Hintergrundobjekte" style:family="paragraph">
      <style:paragraph-properties style:text-autospace="none"/>
      <style:text-properties fo:color="#ffffff"/>
    </style:style>
    <style:style style:name="lyt-bluegrey_7e_LT_7e_Hintergrund" style:display-name="lyt-bluegrey~LT~Hintergrund" style:family="paragraph">
      <style:paragraph-properties style:text-autospace="none"/>
    </style:style>
    <style:style style:name="WW-Heading1" style:family="paragraph" style:parent-style-name="Standard">
      <style:paragraph-properties fo:margin-top="0.1654in" fo:margin-bottom="0.0827in"/>
    </style:style>
    <style:style style:name="Code" style:family="paragraph" style:parent-style-name="Standard">
      <style:text-properties fo:color="#000000" style:font-name="Courier New" fo:font-size="10pt" style:font-size-asian="10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oss </meta:initial-creator>
    <meta:creation-date>2012-03-06T22:19:13</meta:creation-date>
    <dc:date>2012-03-24T12:29:26</dc:date>
    <dc:creator>Cross </dc:creator>
    <meta:editing-duration>PT1H26M22S</meta:editing-duration>
    <meta:editing-cycles>17</meta:editing-cycles>
    <meta:generator>LibreOffice/3.4$Unix LibreOffice_project/340m1$Build-402</meta:generator>
    <meta:document-statistic meta:table-count="0" meta:image-count="0" meta:object-count="0" meta:page-count="1" meta:paragraph-count="23" meta:word-count="183" meta:character-count="1045" meta:non-whitespace-character-count="898"/>
  </office:meta>
</office:document-meta>
</file>